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16mm"/>
    </style:style>
    <style:style style:name="co2" style:family="table-column">
      <style:table-column-properties fo:break-before="auto" style:column-width="161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/>
    <style:style style:name="ce5" style:family="table-cell" style:parent-style-name="Default" style:data-style-name="N10000">
      <style:text-properties style:font-name="Liberation Sans"/>
    </style:style>
    <style:style style:name="ce6" style:family="table-cell" style:parent-style-name="Default" style:data-style-name="N10000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0061"/>
    <style:style style:name="ce8" style:family="table-cell" style:parent-style-name="Default" style:data-style-name="N1006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3" table:default-cell-style-name="ce4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minimal_ZprimeToTprimeT_TprimeToWB_Mzp-1500Nar_Mtp-700Nar_LH</text:p>
          </table:table-cell>
          <table:table-cell office:value-type="string" calcext:value-type="string">
            <text:p>/ZprimeToTprimeT_TprimeToWB_MZp-1500Nar_MTp-700Nar_LH_TuneCUETP8M1_13TeV-madgraphMLM-pythia8/RunIISummer16MiniAODv2-PUMoriond17_80X_mcRun2_asymptotic_2016_TrancheIV_v6-v1/MINIAODSIM</text:p>
          </table:table-cell>
          <table:table-cell office:value-type="float" office:value="232956" calcext:value-type="float">
            <text:p>232956</text:p>
          </table:table-cell>
          <table:table-cell office:value-type="float" office:value="95.06" calcext:value-type="float">
            <text:p>95.06</text:p>
          </table:table-cell>
          <table:table-cell table:style-name="ce7" office:value-type="float" office:value="0.00000429265612390323" calcext:value-type="float">
            <text:p>4.29E-06</text:p>
          </table:table-cell>
          <table:table-cell office:value-type="float" office:value="0.4080598911" calcext:value-type="float">
            <text:p>0.40805989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1500Nar_Mtp-900Nar_LH</text:p>
          </table:table-cell>
          <table:table-cell office:value-type="string" calcext:value-type="string">
            <text:p>/ZprimeToTprimeT_TprimeToWB_MZp-1500Nar_MTp-900Nar_LH_TuneCUETP8M1_13TeV-madgraphMLM-pythia8/RunIISummer16MiniAODv2-PUMoriond17_80X_mcRun2_asymptotic_2016_TrancheIV_v6-v1/MINIAODSIM</text:p>
          </table:table-cell>
          <table:table-cell office:value-type="float" office:value="233247" calcext:value-type="float">
            <text:p>233247</text:p>
          </table:table-cell>
          <table:table-cell office:value-type="float" office:value="138.07" calcext:value-type="float">
            <text:p>138.07</text:p>
          </table:table-cell>
          <table:table-cell table:style-name="ce7" office:value-type="float" office:value="0.00000428730058693145" calcext:value-type="float">
            <text:p>4.29E-06</text:p>
          </table:table-cell>
          <table:table-cell office:value-type="float" office:value="0.591947592" calcext:value-type="float">
            <text:p>0.59194759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1500Nar_Mtp-1200Nar_LH</text:p>
          </table:table-cell>
          <table:table-cell office:value-type="string" calcext:value-type="string">
            <text:p>/ZprimeToTprimeT_TprimeToWB_MZp-1500Nar_MTp-1200Nar_LH_TuneCUETP8M1_13TeV-madgraphMLM-pythia8/RunIISummer16MiniAODv2-PUMoriond17_80X_mcRun2_asymptotic_2016_TrancheIV_v6-v1/MINIAODSIM</text:p>
          </table:table-cell>
          <table:table-cell office:value-type="float" office:value="232087" calcext:value-type="float">
            <text:p>232087</text:p>
          </table:table-cell>
          <table:table-cell office:value-type="float" office:value="99.03" calcext:value-type="float">
            <text:p>99.03</text:p>
          </table:table-cell>
          <table:table-cell table:style-name="ce7" office:value-type="float" office:value="0.00000430872905419089" calcext:value-type="float">
            <text:p>4.31E-06</text:p>
          </table:table-cell>
          <table:table-cell office:value-type="float" office:value="0.4266934382" calcext:value-type="float">
            <text:p>0.426693438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2000Nar_Mtp-900Nar_LH</text:p>
          </table:table-cell>
          <table:table-cell office:value-type="string" calcext:value-type="string">
            <text:p>/ZprimeToTprimeT_TprimeToWB_MZp-2000Nar_MTp-900Nar_LH_TuneCUETP8M1_13TeV-madgraphMLM-pythia8/RunIISummer16MiniAODv2-PUMoriond17_80X_mcRun2_asymptotic_2016_TrancheIV_v6-v1/MINIAODSIM</text:p>
          </table:table-cell>
          <table:table-cell office:value-type="float" office:value="229339" calcext:value-type="float">
            <text:p>229339</text:p>
          </table:table-cell>
          <table:table-cell office:value-type="float" office:value="55.83" calcext:value-type="float">
            <text:p>55.83</text:p>
          </table:table-cell>
          <table:table-cell table:style-name="ce7" office:value-type="float" office:value="0.00000436035737489045" calcext:value-type="float">
            <text:p>4.36E-06</text:p>
          </table:table-cell>
          <table:table-cell office:value-type="float" office:value="0.2434387522" calcext:value-type="float">
            <text:p>0.24343875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2000Nar_Mtp-1200Nar_LH</text:p>
          </table:table-cell>
          <table:table-cell office:value-type="string" calcext:value-type="string">
            <text:p>/ZprimeToTprimeT_TprimeToWB_MZp-2000Nar_MTp-1200Nar_LH_TuneCUETP8M1_13TeV-madgraphMLM-pythia8/RunIISummer16MiniAODv2-PUMoriond17_80X_mcRun2_asymptotic_2016_TrancheIV_v6-v1/MINIAODSIM</text:p>
          </table:table-cell>
          <table:table-cell office:value-type="float" office:value="197385" calcext:value-type="float">
            <text:p>197385</text:p>
          </table:table-cell>
          <table:table-cell office:value-type="float" office:value="86.28" calcext:value-type="float">
            <text:p>86.28</text:p>
          </table:table-cell>
          <table:table-cell table:style-name="ce7" office:value-type="float" office:value="0.00000506624110241406" calcext:value-type="float">
            <text:p>5.07E-06</text:p>
          </table:table-cell>
          <table:table-cell office:value-type="float" office:value="0.4371152823" calcext:value-type="float">
            <text:p>0.43711528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2000Nar_Mtp-1200Nar_RH</text:p>
          </table:table-cell>
          <table:table-cell office:value-type="string" calcext:value-type="string">
            <text:p>/ZprimeToTprimeT_TprimeToWB_MZp-2000Nar_MTp-1200Nar_RH_TuneCUETP8M1_13TeV-madgraphMLM-pythia8/RunIISummer16MiniAODv2-PUMoriond17_80X_mcRun2_asymptotic_2016_TrancheIV_v6-v1/MINIAODSIM</text:p>
          </table:table-cell>
          <table:table-cell office:value-type="float" office:value="228603" calcext:value-type="float">
            <text:p>228603</text:p>
          </table:table-cell>
          <table:table-cell office:value-type="float" office:value="86.13" calcext:value-type="float">
            <text:p>86.13</text:p>
          </table:table-cell>
          <table:table-cell table:style-name="ce7" office:value-type="float" office:value="0.00000437439578658198" calcext:value-type="float">
            <text:p>4.37E-06</text:p>
          </table:table-cell>
          <table:table-cell office:value-type="float" office:value="0.3767667091" calcext:value-type="float">
            <text:p>0.376766709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2000Nar_Mtp-1200Wid_LH</text:p>
          </table:table-cell>
          <table:table-cell office:value-type="string" calcext:value-type="string">
            <text:p>/ZprimeToTprimeT_TprimeToWB_MZp-2000Nar_MTp-1200Wid_LH_TuneCUETP8M1_13TeV-madgraphMLM-pythia8/RunIISummer16MiniAODv2-PUMoriond17_80X_mcRun2_asymptotic_2016_TrancheIV_v6-v1/MINIAODSIM</text:p>
          </table:table-cell>
          <table:table-cell office:value-type="float" office:value="225198" calcext:value-type="float">
            <text:p>225198</text:p>
          </table:table-cell>
          <table:table-cell office:value-type="float" office:value="0.0006689" calcext:value-type="float">
            <text:p>0.0006689</text:p>
          </table:table-cell>
          <table:table-cell table:style-name="ce7" office:value-type="float" office:value="0.00000444053677208501" calcext:value-type="float">
            <text:p>4.44E-06</text:p>
          </table:table-cell>
          <table:table-cell table:style-name="ce7" office:value-type="float" office:value="0.00000297027504684766" calcext:value-type="float">
            <text:p>2.97E-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2000Nar_Mtp-1500Nar_LH</text:p>
          </table:table-cell>
          <table:table-cell office:value-type="string" calcext:value-type="string">
            <text:p>/ZprimeToTprimeT_TprimeToWB_MZp-2000Nar_MTp-1500Nar_LH_TuneCUETP8M1_13TeV-madgraphMLM-pythia8/RunIISummer16MiniAODv2-PUMoriond17_80X_mcRun2_asymptotic_2016_TrancheIV_v6-v1/MINIAODSIM</text:p>
          </table:table-cell>
          <table:table-cell office:value-type="float" office:value="229497" calcext:value-type="float">
            <text:p>229497</text:p>
          </table:table-cell>
          <table:table-cell office:value-type="float" office:value="83.47" calcext:value-type="float">
            <text:p>83.47</text:p>
          </table:table-cell>
          <table:table-cell table:style-name="ce7" office:value-type="float" office:value="0.00000435735543384009" calcext:value-type="float">
            <text:p>4.36E-06</text:p>
          </table:table-cell>
          <table:table-cell office:value-type="float" office:value="0.3637084581" calcext:value-type="float">
            <text:p>0.36370845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2000Wid_Mtp-1200Nar_LH</text:p>
          </table:table-cell>
          <table:table-cell office:value-type="string" calcext:value-type="string">
            <text:p>/ZprimeToTprimeT_TprimeToWB_MZp-2000Wid_MTp-1200Nar_LH_TuneCUETP8M1_13TeV-madgraphMLM-pythia8/RunIISummer16MiniAODv2-PUMoriond17_80X_mcRun2_asymptotic_2016_TrancheIV_v6-v1/MINIAODSIM</text:p>
          </table:table-cell>
          <table:table-cell office:value-type="float" office:value="232338" calcext:value-type="float">
            <text:p>232338</text:p>
          </table:table-cell>
          <table:table-cell office:value-type="float" office:value="7.71" calcext:value-type="float">
            <text:p>7.71</text:p>
          </table:table-cell>
          <table:table-cell table:style-name="ce7" office:value-type="float" office:value="0.00000430407423667243" calcext:value-type="float">
            <text:p>4.30E-06</text:p>
          </table:table-cell>
          <table:table-cell office:value-type="float" office:value="0.0331844124" calcext:value-type="float">
            <text:p>0.033184412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2500Nar_Mtp-1200Nar_LH</text:p>
          </table:table-cell>
          <table:table-cell office:value-type="string" calcext:value-type="string">
            <text:p>/ZprimeToTprimeT_TprimeToWB_MZp-2500Nar_MTp-1200Nar_LH_TuneCUETP8M1_13TeV-madgraphMLM-pythia8/RunIISummer16MiniAODv2-PUMoriond17_80X_mcRun2_asymptotic_2016_TrancheIV_v6-v1/MINIAODSIM</text:p>
          </table:table-cell>
          <table:table-cell office:value-type="float" office:value="226697" calcext:value-type="float">
            <text:p>226697</text:p>
          </table:table-cell>
          <table:table-cell office:value-type="float" office:value="37.6" calcext:value-type="float">
            <text:p>37.6</text:p>
          </table:table-cell>
          <table:table-cell table:style-name="ce7" office:value-type="float" office:value="0.00000441117438695704" calcext:value-type="float">
            <text:p>4.41E-06</text:p>
          </table:table-cell>
          <table:table-cell office:value-type="float" office:value="0.1658601569" calcext:value-type="float">
            <text:p>0.165860156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WB_Mzp-2500Nar_Mtp-1500Nar_LH</text:p>
          </table:table-cell>
          <table:table-cell office:value-type="string" calcext:value-type="string">
            <text:p>/ZprimeToTprimeT_TprimeToWB_MZp-2500Nar_MTp-1500Nar_LH_TuneCUETP8M1_13TeV-madgraphMLM-pythia8/RunIISummer16MiniAODv2-PUMoriond17_80X_mcRun2_asymptotic_2016_TrancheIV_v6-v1/MINIAODSIM</text:p>
          </table:table-cell>
          <table:table-cell office:value-type="float" office:value="227926" calcext:value-type="float">
            <text:p>227926</text:p>
          </table:table-cell>
          <table:table-cell office:value-type="float" office:value="53.9" calcext:value-type="float">
            <text:p>53.9</text:p>
          </table:table-cell>
          <table:table-cell table:style-name="ce7" office:value-type="float" office:value="0.00000438738888937638" calcext:value-type="float">
            <text:p>4.39E-06</text:p>
          </table:table-cell>
          <table:table-cell office:value-type="float" office:value="0.2364802611" calcext:value-type="float">
            <text:p>0.23648026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number-columns-repeated="5"/>
          <table:table-cell table:style-name="ce1"/>
        </table:table-row>
        <table:table-row table:style-name="ro1" table:number-rows-repeated="2">
          <table:table-cell table:number-columns-repeated="2"/>
          <table:table-cell table:style-name="ce3"/>
          <table:table-cell table:style-name="ce6"/>
          <table:table-cell table:number-columns-repeated="5"/>
          <table:table-cell table:style-name="ce1"/>
        </table:table-row>
        <table:table-row table:style-name="ro1" table:number-rows-repeated="2">
          <table:table-cell table:style-name="ce1"/>
          <table:table-cell/>
          <table:table-cell table:style-name="ce3"/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1" table:number-columns-repeated="2"/>
          <table:table-cell/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1" table:number-columns-repeated="2"/>
          <table:table-cell table:number-columns-repeated="7"/>
          <table:table-cell table:style-name="ce1"/>
        </table:table-row>
        <table:table-row table:style-name="ro1" table:number-rows-repeated="2">
          <table:table-cell table:number-columns-repeated="9"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style-name="ce1"/>
        </table:table-row>
        <table:table-row table:style-name="ro1" table:number-rows-repeated="5">
          <table:table-cell table:number-columns-repeated="9"/>
          <table:table-cell table:style-name="ce1"/>
        </table:table-row>
        <table:table-row table:style-name="ro1" table:number-rows-repeated="4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/>
          <table:table-cell table:style-name="ce8"/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3"/>
          <table:table-cell table:number-columns-repeated="7"/>
        </table:table-row>
        <table:table-row table:style-name="ro1" table:number-rows-repeated="5">
          <table:table-cell table:number-columns-repeated="2"/>
          <table:table-cell table:style-name="ce3"/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4"/>
          <table:table-cell table:style-name="ce8"/>
          <table:table-cell table:style-name="ce6"/>
          <table:table-cell table:number-columns-repeated="3"/>
          <table:table-cell table:style-name="ce1"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 style:data-style-name="N2" text:time-value="13:20:29.6792192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4-16T13:21:20.782312096</dc:date>
    <meta:editing-duration>P8DT6H58M11S</meta:editing-duration>
    <meta:editing-cycles>18</meta:editing-cycles>
    <meta:generator>LibreOffice/5.1.6.2$Linux_X86_64 LibreOffice_project/10m0$Build-2</meta:generator>
    <meta:document-statistic meta:table-count="1" meta:cell-count="120" meta:object-count="0"/>
  </office:meta>
</office:document-meta>
</file>